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officeooo:rsid="001c63ba" officeooo:paragraph-rsid="001c63ba"/>
    </style:style>
    <style:style style:name="P10" style:family="paragraph" style:parent-style-name="Standard">
      <style:text-properties officeooo:paragraph-rsid="001c63ba"/>
    </style:style>
    <style:style style:name="P11" style:family="paragraph" style:parent-style-name="Standard">
      <style:text-properties officeooo:rsid="001df070" officeooo:paragraph-rsid="001df070"/>
    </style:style>
    <style:style style:name="P12" style:family="paragraph" style:parent-style-name="Standard">
      <style:text-properties officeooo:rsid="001e64f8" officeooo:paragraph-rsid="001e64f8"/>
    </style:style>
    <style:style style:name="P13" style:family="paragraph" style:parent-style-name="Standard">
      <style:text-properties officeooo:rsid="001e64f8" officeooo:paragraph-rsid="00207824"/>
    </style:style>
    <style:style style:name="P14" style:family="paragraph" style:parent-style-name="Standard">
      <style:text-properties officeooo:rsid="00207824" officeooo:paragraph-rsid="00207824"/>
    </style:style>
    <style:style style:name="P15" style:family="paragraph" style:parent-style-name="Standard">
      <style:text-properties officeooo:rsid="00237d84" officeooo:paragraph-rsid="00237d84"/>
    </style:style>
    <style:style style:name="P16" style:family="paragraph" style:parent-style-name="Standard">
      <style:text-properties officeooo:rsid="002564ce" officeooo:paragraph-rsid="002564ce"/>
    </style:style>
    <style:style style:name="P17" style:family="paragraph" style:parent-style-name="Standard">
      <style:text-properties officeooo:rsid="002f1999" officeooo:paragraph-rsid="002f1999"/>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fo:font-weight="bold" style:font-weight-asian="bold" style:font-weight-complex="bold"/>
    </style:style>
    <style:style style:name="T7" style:family="text">
      <style:text-properties officeooo:rsid="001ff884"/>
    </style:style>
    <style:style style:name="T8" style:family="text">
      <style:text-properties officeooo:rsid="00207824"/>
    </style:style>
    <style:style style:name="T9" style:family="text">
      <style:text-properties officeooo:rsid="0021e568"/>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9"><text:span text:style-name="T12">For an &lt;user&gt; with access enabled, </text:span>the application code repository can be downloaded with the command:</text:p>
      <text:p text:style-name="P9"/>
      <text:p text:style-name="P9">git clone https://<text:span text:style-name="T12">user</text:span>@bitbucket.org/victorcuevasv/tpcdsbench.git</text:p>
      <text:p text:style-name="P9"/>
      <text:p text:style-name="P9">To build and run the application it is necessary to use docker. The EMR nodes have docker installed, but the &lt;hadoop&gt; user is not a member of the docker group, so to add it use the command:</text:p>
      <text:p text:style-name="P9"/>
      <text:p text:style-name="P9">sudo usermod -aG docker $USER</text:p>
      <text:p text:style-name="P9"/>
      <text:p text:style-name="P9">Logout and then login for the change to take effect.</text:p>
      <text:p text:style-name="P9"/>
      <text:p text:style-name="P10"><text:span text:style-name="T4">Enter the &lt;tpcdsbench&gt; directory. To build the application type the command:</text:span></text:p>
      <text:p text:style-name="P10"/>
      <text:p text:style-name="P9">bash emr/BuildAll.sh</text:p>
      <text:p text:style-name="P9"/>
      <text:p text:style-name="P11">This command will generate the container images and also a &lt;vols&gt; directory with subdirectories for the required files, these are:</text:p>
      <text:p text:style-name="P11"><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1"/>
      <text:p text:style-name="P12">The container images generated are:<text:line-break/><text:line-break/><text:span text:style-name="T5">REPOSITORY <text:s text:c="12"/>TAG</text:span></text:p>
      <text:p text:style-name="P12"><text:span text:style-name="T5">clientbuilder <text:s text:c="9"/>dev</text:span></text:p>
      <text:p text:style-name="P12"><text:span text:style-name="T5">tpcds <text:s text:c="17"/>dev</text:span></text:p>
      <text:p text:style-name="P12"><text:span text:style-name="T5">ubuntujava <text:s text:c="12"/>dev</text:span></text:p>
      <text:p text:style-name="P12"><text:span text:style-name="T5">ubuntu <text:s text:c="16"/>16.04</text:span></text:p>
      <text:p text:style-name="P11"/>
      <text:p text:style-name="P11"/>
      <text:p text:style-name="P12"><text:span text:style-name="T6">Generate the SQL files</text:span></text:p>
      <text:p text:style-name="P12"/>
      <text:p text:style-name="P12">To generate the SQL files, <text:span text:style-name="T7">once the container images have been generated. Use the command:</text:span></text:p>
      <text:p text:style-name="P12"/>
      <text:p text:style-name="P12">bash CreateSQLFiles.sh</text:p>
      <text:p text:style-name="P12"/>
      <text:p text:style-name="P14">This command will generate the following subdirectories inside the &lt;vols/data&gt; directory:</text:p>
      <text:p text:style-name="P12"/>
      <text:p text:style-name="P13"><text:span text:style-name="T8">&lt;</text:span>QueriesNetezza<text:span text:style-name="T8">&gt;</text:span>: <text:span text:style-name="T8">queries in the Netezza SQL dialect supported directly by the TPC-DS toolkit.</text:span></text:p>
      <text:p text:style-name="P13"><text:soft-page-break/><text:span text:style-name="T8">&lt;</text:span>QueriesPresto<text:span text:style-name="T8">&gt;</text:span>: <text:span text:style-name="T8">queries generated from the Netezza templates with modifications to run on presto.</text:span></text:p>
      <text:p text:style-name="P13"><text:span text:style-name="T8">&lt;</text:span>QueriesSpark<text:span text:style-name="T8">&gt;</text:span>: <text:span text:style-name="T8">queries generated from the Netezza templates with modifications to run on Spark.</text:span></text:p>
      <text:p text:style-name="P13"><text:span text:style-name="T8">&lt;</text:span>tables<text:span text:style-name="T8">&gt;: files with create table statements to create the TPC-DS tables generated from the tpcdsvarchar.sql file discussed below.</text:span></text:p>
      <text:p text:style-name="P13"><text:span text:style-name="T9">&lt;</text:span>tpcdsvarchar.sql<text:span text:style-name="T9">&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3"/>
      <text:p text:style-name="P15">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5"/>
      <text:p text:style-name="P8">Generating the TPC-DS raw data files</text:p>
      <text:p text:style-name="P16"/>
      <text:p text:style-name="P16">Provided enough disk space is available, and not taking advantage of multinode parallelism. The raw data files for the TPC-DS benchmark can be generated with the command:</text:p>
      <text:p text:style-name="P16"/>
      <text:p text:style-name="P16">bash CreateDataFiles.sh &lt;scale factor&gt;</text:p>
      <text:p text:style-name="P16"/>
      <text:p text:style-name="P16">For instance, to genrate the data files corresponding to the 10 GB scale factor type:</text:p>
      <text:p text:style-name="P16"/>
      <text:p text:style-name="P16">bash <text:span text:style-name="T10">emr/generate</text:span>Data.sh 10</text:p>
      <text:p text:style-name="P16"/>
      <text:p text:style-name="P16">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6"/>
      <text:p text:style-name="P17">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7"/>
      <text:p text:style-name="P17"/>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6T18:09:13.413386970</dc:date>
    <meta:editing-duration>PT2H24M16S</meta:editing-duration>
    <meta:editing-cycles>21</meta:editing-cycles>
    <meta:generator>LibreOffice/6.2.2.1$Linux_X86_64 LibreOffice_project/20$Build-1</meta:generator>
    <meta:document-statistic meta:table-count="0" meta:image-count="1" meta:object-count="0" meta:page-count="3" meta:paragraph-count="42" meta:word-count="746" meta:character-count="4913" meta:non-whitespace-character-count="4139"/>
  </office:meta>
</office:document-meta>
</file>